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1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font-name="Courier New1" fo:font-size="10pt" fo:language="en" fo:country="US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style:text-autospace="none"/>
      <style:text-properties style:font-name="Courier New1"/>
    </style:style>
    <style:style style:name="P5" style:family="paragraph" style:parent-style-name="Standard">
      <style:paragraph-properties style:text-autospace="none"/>
      <style:text-properties style:font-name="Courier New1" fo:font-size="10pt" fo:language="en" fo:country="AU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T1" style:family="text">
      <style:text-properties fo:language="en" fo:country="AU"/>
    </style:style>
    <style:style style:name="T2" style:family="text">
      <style:text-properties style:font-name="Courier New1" fo:font-size="10pt" fo:language="en" fo:country="US" style:font-name-asian="Courier New" style:font-size-asian="10pt" style:font-name-complex="Courier New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fo:language="en" fo:country="US" style:font-name-asian="Courier New" style:font-size-asian="10pt" style:font-name-complex="Courier New" style:font-size-complex="10pt"/>
    </style:style>
    <style:style style:name="T5" style:family="text">
      <style:text-properties style:font-name="Courier New1" fo:font-size="10pt" fo:language="en" fo:country="US" style:font-name-asian="Courier New" style:font-size-asian="10pt" style:font-name-complex="Courier New" style:font-size-complex="10pt"/>
    </style:style>
    <style:style style:name="T6" style:family="text">
      <style:text-properties style:font-name="Courier New1" fo:font-size="10pt" fo:language="en" fo:country="AU" style:font-name-asian="Courier New" style:font-size-asian="10pt" style:font-name-complex="Courier New" style:font-size-complex="10pt"/>
    </style:style>
    <style:style style:name="T7" style:family="text">
      <style:text-properties style:font-name="Courier New1" fo:font-size="10pt" fo:language="en" fo:country="AU" style:font-name-asian="Courier New" style:font-size-asian="10pt" style:font-name-complex="Courier New" style:font-size-complex="10pt"/>
    </style:style>
    <style:style style:name="T8" style:family="text">
      <style:text-properties style:font-name="Courier New1" fo:font-size="10pt" fo:language="en" fo:country="US" fo:font-style="italic" style:font-name-asian="Courier New" style:font-size-asian="10pt" style:font-style-asian="italic" style:font-name-complex="Courier New" style:font-size-complex="10pt" style:font-style-complex="italic"/>
    </style:style>
    <style:style style:name="T9" style:family="text">
      <style:text-properties style:font-name="Courier New1"/>
    </style:style>
    <style:style style:name="T10" style:family="text">
      <style:text-properties fo:language="en" fo:country="AU"/>
    </style:style>
    <style:style style:name="T11" style:family="text">
      <style:text-properties fo:font-size="10pt" fo:language="en" fo:country="US" fo:font-style="italic" style:font-name-asian="Courier New" style:font-size-asian="10pt" style:font-style-asian="italic" style:font-name-complex="Courier New" style:font-size-complex="10pt" style:font-style-complex="italic"/>
    </style:style>
    <style:style style:name="T12" style:family="text">
      <style:text-properties fo:font-size="10pt" fo:language="en" fo:country="US" fo:font-style="normal" style:font-name-asian="Courier New" style:font-size-asian="10pt" style:font-style-asian="normal" style:font-name-complex="Courier New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a Subversion property to email revision <text:span text:style-name="T1">information</text:span></text:p>
      <text:p text:style-name="P2"><text:span text:style-name="T2"/></text:p>
      <text:p text:style-name="P3">Using a Subversion repository property in conjunction with the Subversion post-commit hook, we can provide a flexible, granular, visible and version con<text:span text:style-name="T1">trolled</text:span> mechanism for emailing revision det<text:span text:style-name="T1">ails after a successful commit.</text:span></text:p>
      <text:p text:style-name="P2"><text:span text:style-name="T2"/></text:p>
      <text:p text:style-name="P3"/>
      <text:p text:style-name="P1">hook:commit-email</text:p>
      <text:p text:style-name="P3">-----------------</text:p>
      <text:p text:style-name="P2"><text:span text:style-name="T2">This property contains a line delimited list of email addresses. <text:s/>It is used by the post-commit hook script to determine if and who emails should be sent to.</text:span></text:p>
      <text:p text:style-name="P2"><text:span text:style-name="T2"/></text:p>
      <text:p text:style-name="P3"><text:span text:style-name="T3">hook:commit-email </text:span>can exist on the directory or parent directories of files or directories you wish to monitor.</text:p>
      <text:p text:style-name="P2"><text:span text:style-name="T2"/></text:p>
      <text:p text:style-name="P4"><text:span text:style-name="T4">Optionally, each email address can be suffixed with an equals sign <text:s/>followed by a comma delimited list of svnlook subcommands to be executed, with the results concatenated together to form the email content. <text:s/>When no equals sign is found, svnlook diff is used.</text:span></text:p>
      <text:p text:style-name="P2"><text:span text:style-name="T2"/></text:p>
      <text:p text:style-name="P3">Accepted svnlook sub<text:span text:style-name="T1">commands are:</text:span></text:p>
      <text:p text:style-name="P5">author, changed, date, diff, dirs-changed, history, info, log, tree</text:p>
      <text:p text:style-name="P4"><text:span text:style-name="T4"/></text:p>
      <text:p text:style-name="P2"><text:span text:style-name="T2">e.g. To send an email to “</text:span><text:a xlink:type="simple" xlink:href="mailto:diff-only@example.com"><text:span text:style-name="T5">diff-only@example.com</text:span></text:a><text:span text:style-name="T2">” dis</text:span><text:span text:style-name="T6">playing the differences between the current and previous revision (what has changed), and to email “</text:span><text:a xlink:type="simple" xlink:href="mailto:details@example.com"><text:span text:style-name="T7">details@example.com</text:span></text:a><text:span text:style-name="T6">” dis</text:span><text:span text:style-name="T6">playing who, when, why and the paths that where changed on any part of the repository, </text:span><text:span text:style-name="T2">the </text:span><text:span text:style-name="T8">hook:commit-email</text:span><text:span text:style-name="T2"> property is set to the following values on the repository root:</text:span></text:p>
      <text:p text:style-name="P4"><text:span text:style-name="T4"/></text:p>
      <text:p text:style-name="P6"><text:a xlink:type="simple" xlink:href="mailto:diff@example.com"><text:span text:style-name="T9">diff@example.com</text:span></text:a></text:p>
      <text:p text:style-name="P5"><text:a xlink:type="simple" xlink:href="mailto:details@example.com"><text:span text:style-name="T10">details@example.com</text:span></text:a>=author,date,log,changed</text:p>
      <text:p text:style-name="P2"><text:span text:style-name="T2"/></text:p>
      <text:p text:style-name="P3"/>
      <text:p text:style-name="P1">post-commit</text:p>
      <text:p text:style-name="P3">-----------</text:p>
      <text:p text:style-name="P3">This hook script checks to see if there are any <text:span text:style-name="T3">hook:commit-email</text:span> properties, and if found verifies that the user committing the change is permitted to do so. <text:s/>This hook script enables repository, directory or file access control per user.</text:p>
      <text:p text:style-name="P2"><text:span text:style-name="T2"/></text:p>
      <text:p text:style-name="P1">Note:</text:p>
      <text:p text:style-name="P4"><text:span text:style-name="T4">- Hook script should search HEAD for </text:span><text:span text:style-name="T11">hook:commit-email</text:span><text:span text:style-name="T12">.</text:span></text:p>
      <text:p text:style-name="P3"><text:span text:style-name="T3">-</text:span> Hook script should search up the directory tree back to the</text:p>
      <text:p text:style-name="P3">repository root, searching each parent directory for <text:span text:style-name="T3">hook:commit-email</text:span>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initial-creator>Simon McKenna</meta:initial-creator>
    <meta:creation-date>2005-04-22T13:23:05</meta:creation-date>
    <dc:creator>Simon McKenna</dc:creator>
    <dc:date>2005-04-25T21:57:11</dc:date>
    <dc:language>en-US</dc:language>
    <meta:editing-cycles>37</meta:editing-cycles>
    <meta:editing-duration>PT5H6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287" meta:character-count="1805"/>
  </office:meta>
</office:document-meta>
</file>